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background-color="#00cc00"/>
    </style:style>
    <style:style style:name="P3" style:family="paragraph" style:parent-style-name="Standard">
      <style:text-properties style:font-name="Courier New" fo:background-color="#ff0000"/>
    </style:style>
    <style:style style:name="P4" style:family="paragraph" style:parent-style-name="Standard">
      <style:text-properties style:font-name="Courier New" fo:font-weight="bold" style:font-weight-asian="bold" style:font-weight-complex="bold"/>
    </style:style>
    <style:style style:name="P5" style:family="paragraph" style:parent-style-name="Standard">
      <style:text-properties style:font-name="Courier New" fo:font-weight="normal" style:font-weight-asian="normal" style:font-weight-complex="normal"/>
    </style:style>
    <style:style style:name="P6" style:family="paragraph" style:parent-style-name="Standard">
      <style:text-properties fo:color="#000000" style:font-name="Courier New" fo:font-size="12pt" fo:font-style="normal" fo:font-weight="normal" fo:background-color="#00cc00"/>
    </style:style>
    <style:style style:name="P7" style:family="paragraph" style:parent-style-name="Standard">
      <style:text-properties fo:color="#000000" style:font-name="Courier New" fo:font-size="12pt" fo:font-style="normal" fo:font-weight="normal" fo:background-color="#ff0000"/>
    </style:style>
    <style:style style:name="P8" style:family="paragraph" style:parent-style-name="Standard">
      <style:text-properties fo:color="#000000" style:font-name="Courier New" fo:background-color="#00cc00"/>
    </style:style>
    <style:style style:name="T1" style:family="text">
      <style:text-properties fo:color="#7ca668" fo:font-size="7.65000009536743pt" fo:font-weight="normal" fo:background-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sionEKF.cpp</text:p>
      <text:p text:style-name="P3">line 35: </text:p>
      <text:p text:style-name="P3">* Finish initializing the FusionEKF.</text:p>
      <text:p text:style-name="P3">* Set the process and measurement noises</text:p>
      <text:p text:style-name="P1"/>
      <text:p text:style-name="P3">line 56:</text:p>
      <text:p text:style-name="P3">* Initialize the state ekf_.x_ with the first measurement.</text:p>
      <text:p text:style-name="P3">* Create the covariance matrix.</text:p>
      <text:p text:style-name="P3">* Remember: you'll need to convert radar from polar to cartesian coordinates.</text:p>
      <text:p text:style-name="P3"/>
      <text:p text:style-name="P3">line 87:</text:p>
      <text:p text:style-name="P3">Predict</text:p>
      <text:p text:style-name="P3">* Update the state transition matrix F according to the new elapsed time.</text:p>
      <text:p text:style-name="P3">- Time is measured in seconds.</text:p>
      <text:p text:style-name="P3">* Update the process noise covariance matrix.</text:p>
      <text:p text:style-name="P3">* Use noise_ax = 9 and noise_ay = 9 for your Q matrix.</text:p>
      <text:p text:style-name="P1"/>
      <text:p text:style-name="P3">line 101:</text:p>
      <text:p text:style-name="P3">* Use the sensor type to perform the update step.</text:p>
      <text:p text:style-name="P3">* Update the state and covariance matrices.</text:p>
      <text:p text:style-name="P1"/>
      <text:p text:style-name="P4">kalman_filter.cpp</text:p>
      <text:p text:style-name="P2">line 25:</text:p>
      <text:p text:style-name="P2">Predict</text:p>
      <text:p text:style-name="P2">* predict the state</text:p>
      <text:p text:style-name="P2"/>
      <text:p text:style-name="P6">line 35:</text:p>
      <text:p text:style-name="P6">Update</text:p>
      <text:p text:style-name="P6">* update the state by using Kalman Filter equations</text:p>
      <text:p text:style-name="P2"/>
      <text:p text:style-name="P7">line 55:</text:p>
      <text:p text:style-name="P7">* update the state by using Extended Kalman Filter equations</text:p>
      <text:p text:style-name="P1"/>
      <text:p text:style-name="P4">tools.cpp</text:p>
      <text:p text:style-name="P6">line 16:</text:p>
      <text:p text:style-name="P6">* Calculate the RMSE here.</text:p>
      <text:p text:style-name="P5"/>
      <text:p text:style-name="P8">line 47:</text:p>
      <text:p text:style-name="P8">* Calculate a Jacobian her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lip Chin</meta:initial-creator>
    <meta:creation-date>2018-03-22T13:25:52</meta:creation-date>
    <dc:date>2018-03-22T13:51:54</dc:date>
    <dc:creator>Phillip Chin</dc:creator>
    <meta:editing-duration>PT26M4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31" meta:word-count="151" meta:character-count="853"/>
  </office:meta>
</office:document-meta>
</file>